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Standard" style:family="paragraph">
      <style:paragraph-properties fo:text-align="center"/>
      <style:text-properties fo:font-weight="bold" style:font-weight-asian="bold" fo:font-size="16pt" style:font-size-asian="16pt" style:font-size-complex="16pt"/>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P5" style:parent-style-name="Standard" style:family="paragraph">
      <style:text-properties fo:font-weight="bold" style:font-weight-asian="bold" style:text-underline-type="single" style:text-underline-style="solid" style:text-underline-width="auto" style:text-underline-mode="continuous"/>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style:style style:name="T10" style:parent-style-name="Absatz-Standardschriftart" style:family="text">
      <style:text-properties fo:font-weight="bold" style:font-weight-asian="bold"/>
    </style:style>
    <style:style style:name="P11" style:parent-style-name="Standard" style:family="paragraph">
      <style:text-properties fo:font-weight="bold" style:font-weight-asian="bold"/>
    </style:style>
    <style:style style:name="P12" style:parent-style-name="Standard" style:family="paragraph">
      <style:text-properties fo:font-weight="bold" style:font-weight-asian="bold"/>
    </style:style>
    <style:style style:name="TableColumn14" style:family="table-column">
      <style:table-column-properties style:column-width="1.2222in"/>
    </style:style>
    <style:style style:name="TableColumn15" style:family="table-column">
      <style:table-column-properties style:column-width="1.0062in"/>
    </style:style>
    <style:style style:name="TableColumn16" style:family="table-column">
      <style:table-column-properties style:column-width="1.0027in"/>
    </style:style>
    <style:style style:name="TableColumn17" style:family="table-column">
      <style:table-column-properties style:column-width="1.0138in"/>
    </style:style>
    <style:style style:name="TableColumn18" style:family="table-column">
      <style:table-column-properties style:column-width="1.0243in"/>
    </style:style>
    <style:style style:name="TableColumn19" style:family="table-column">
      <style:table-column-properties style:column-width="1.0236in"/>
    </style:style>
    <style:style style:name="Table13" style:family="table">
      <style:table-properties style:width="6.293in" fo:margin-left="0in" table:align="lef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text-align="center"/>
      <style:text-properties fo:font-weight="bold" style:font-weight-asian="bold"/>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text-align="center"/>
      <style:text-properties fo:font-weight="bold" style:font-weight-asian="bold"/>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text-align="center"/>
      <style:text-properties fo:font-weight="bold" style:font-weight-asian="bold"/>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text-align="center"/>
      <style:text-properties fo:font-weight="bold" style:font-weight-asian="bold"/>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text-align="center"/>
      <style:text-properties fo:font-weight="bold" style:font-weight-asian="bold"/>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center"/>
      <style:text-properties fo:font-weight="bold" style:font-weight-asian="bold"/>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text-align="center"/>
      <style:text-properties fo:font-weight="bold" style:font-weight-asian="bold"/>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text-align="center"/>
      <style:text-properties fo:font-weight="bold" style:font-weight-asian="bold"/>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text-align="center"/>
      <style:text-properties fo:font-weight="bold" style:font-weight-asian="bold"/>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text-align="center"/>
      <style:text-properties fo:font-weight="bold" style:font-weight-asian="bold"/>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text-align="center"/>
      <style:text-properties fo:font-weight="bold" style:font-weight-asian="bold"/>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text-align="center"/>
      <style:text-properties fo:font-weight="bold" style:font-weight-asian="bold"/>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text-align="center"/>
      <style:text-properties fo:font-weight="bold" style:font-weight-asian="bold"/>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text-align="center"/>
      <style:text-properties fo:font-weight="bold" style:font-weight-asian="bold"/>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center"/>
      <style:text-properties fo:font-weight="bold" style:font-weight-asian="bold"/>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text-align="center"/>
      <style:text-properties fo:font-weight="bold" style:font-weight-asian="bold"/>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text-align="center"/>
      <style:text-properties fo:font-weight="bold" style:font-weight-asian="bold"/>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center"/>
      <style:text-properties fo:font-weight="bold" style:font-weight-asian="bold"/>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text-align="center"/>
      <style:text-properties fo:font-weight="bold" style:font-weight-asian="bold"/>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text-align="center"/>
      <style:text-properties fo:font-weight="bold" style:font-weight-asian="bold"/>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text-align="center"/>
      <style:text-properties fo:font-weight="bold" style:font-weight-asian="bold"/>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text-align="center"/>
      <style:text-properties fo:font-weight="bold" style:font-weight-asian="bold"/>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text-align="center"/>
      <style:text-properties fo:font-weight="bold" style:font-weight-asian="bold"/>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text-align="center"/>
      <style:text-properties fo:font-weight="bold" style:font-weight-asian="bold"/>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text-align="center"/>
      <style:text-properties fo:font-weight="bold" style:font-weight-asian="bold"/>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text-align="center"/>
      <style:text-properties fo:font-weight="bold" style:font-weight-asian="bold"/>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text-align="center"/>
      <style:text-properties fo:font-weight="bold" style:font-weight-asian="bold"/>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text-align="center"/>
      <style:text-properties fo:font-weight="bold" style:font-weight-asian="bold"/>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text-align="center"/>
      <style:text-properties fo:font-weight="bold" style:font-weight-asian="bold"/>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text-align="center"/>
      <style:text-properties fo:font-weight="bold" style:font-weight-asian="bold"/>
    </style:style>
    <style:style style:name="P85" style:parent-style-name="Standard" style:family="paragraph">
      <style:text-properties fo:font-weight="bold" style:font-weight-asian="bold"/>
    </style:style>
    <style:style style:name="P86" style:parent-style-name="Standard" style:family="paragraph">
      <style:text-properties fo:font-weight="bold" style:font-weight-asian="bold"/>
    </style:style>
    <style:style style:name="P87" style:parent-style-name="Standard" style:family="paragraph">
      <style:text-properties fo:font-weight="bold" style:font-weight-asian="bold"/>
    </style:style>
    <style:style style:name="P88" style:parent-style-name="Standard" style:family="paragraph">
      <style:text-properties fo:font-weight="bold" style:font-weight-asian="bold"/>
    </style:style>
    <style:style style:name="P89" style:parent-style-name="Standard" style:family="paragraph">
      <style:text-properties fo:font-weight="bold" style:font-weight-asian="bold"/>
    </style:style>
    <style:style style:name="P90" style:parent-style-name="Standard" style:family="paragraph">
      <style:text-properties fo:font-weight="bold" style:font-weight-asian="bold"/>
    </style:style>
    <style:style style:name="P91" style:parent-style-name="Standard" style:family="paragraph">
      <style:text-properties fo:font-weight="bold" style:font-weight-asian="bold"/>
    </style:style>
    <style:style style:name="P92" style:parent-style-name="Standard" style:family="paragraph">
      <style:text-properties fo:font-weight="bold" style:font-weight-asian="bold"/>
    </style:style>
    <style:style style:name="P93" style:parent-style-name="Standard" style:family="paragraph">
      <style:text-properties fo:font-weight="bold" style:font-weight-asian="bold"/>
    </style:style>
    <style:style style:name="P94" style:parent-style-name="Standard" style:family="paragraph">
      <style:text-properties fo:font-weight="bold" style:font-weight-asian="bold"/>
    </style:style>
    <style:style style:name="P95" style:parent-style-name="Standard" style:family="paragraph">
      <style:text-properties fo:font-weight="bold" style:font-weight-asian="bold"/>
    </style:style>
    <style:style style:name="P96" style:parent-style-name="Standard" style:family="paragraph">
      <style:text-properties fo:font-weight="bold" style:font-weight-asian="bold"/>
    </style:style>
    <style:style style:name="P97" style:parent-style-name="Standard" style:family="paragraph">
      <style:text-properties fo:font-weight="bold" style:font-weight-asian="bold"/>
    </style:style>
    <style:style style:name="P98" style:parent-style-name="Standard" style:family="paragraph">
      <style:text-properties fo:font-weight="bold" style:font-weight-asian="bold"/>
    </style:style>
    <style:style style:name="P99" style:parent-style-name="Standard" style:family="paragraph">
      <style:text-properties fo:font-weight="bold" style:font-weight-asian="bold"/>
    </style:style>
    <style:style style:name="P100" style:parent-style-name="Standard" style:family="paragraph">
      <style:text-properties fo:font-weight="bold" style:font-weight-asian="bold"/>
    </style:style>
    <style:style style:name="P101" style:parent-style-name="Standard" style:family="paragraph">
      <style:text-properties fo:font-weight="bold" style:font-weight-asian="bold"/>
    </style:style>
    <style:style style:name="P102" style:parent-style-name="Standard" style:family="paragraph">
      <style:text-properties fo:font-weight="bold" style:font-weight-asian="bold"/>
    </style:style>
    <style:style style:name="P103" style:parent-style-name="Standard" style:family="paragraph">
      <style:text-properties fo:font-weight="bold" style:font-weight-asian="bold"/>
    </style:style>
    <style:style style:name="P104" style:parent-style-name="Standard" style:family="paragraph">
      <style:text-properties fo:font-weight="bold" style:font-weight-asian="bold"/>
    </style:style>
    <style:style style:name="P105" style:parent-style-name="Standard" style:family="paragraph">
      <style:text-properties fo:font-weight="bold" style:font-weight-asian="bold"/>
    </style:style>
    <style:style style:name="P106" style:parent-style-name="Standard" style:family="paragraph">
      <style:text-properties fo:font-weight="bold" style:font-weight-asian="bold"/>
    </style:style>
    <style:style style:name="P107" style:parent-style-name="Standard" style:family="paragraph">
      <style:text-properties fo:font-weight="bold" style:font-weight-asian="bold"/>
    </style:style>
    <style:style style:name="P108" style:parent-style-name="Standard" style:family="paragraph">
      <style:text-properties fo:font-weight="bold" style:font-weight-asian="bold"/>
    </style:style>
    <style:style style:name="P109" style:parent-style-name="Standard" style:family="paragraph">
      <style:text-properties fo:font-weight="bold" style:font-weight-asian="bold"/>
    </style:style>
    <style:style style:name="P110" style:parent-style-name="Standard" style:family="paragraph">
      <style:text-properties fo:font-weight="bold" style:font-weight-asian="bold"/>
    </style:style>
    <style:style style:name="P111" style:parent-style-name="Standard" style:family="paragraph">
      <style:text-properties fo:font-weight="bold" style:font-weight-asian="bold"/>
    </style:style>
    <style:style style:name="P112" style:parent-style-name="Standard" style:family="paragraph">
      <style:text-properties fo:font-weight="bold" style:font-weight-asian="bold"/>
    </style:style>
    <style:style style:name="P113" style:parent-style-name="Standard" style:family="paragraph">
      <style:text-properties fo:font-weight="bold" style:font-weight-asian="bold" style:text-underline-type="single" style:text-underline-style="solid" style:text-underline-width="auto" style:text-underline-mode="continuous"/>
    </style:style>
    <style:style style:name="P114" style:parent-style-name="Standard" style:family="paragraph">
      <style:text-properties fo:font-weight="bold" style:font-weight-asian="bold"/>
    </style:style>
    <style:style style:name="P115" style:parent-style-name="Standard" style:family="paragraph">
      <style:text-properties fo:font-weight="bold" style:font-weight-asian="bold"/>
    </style:style>
    <style:style style:name="P116" style:parent-style-name="Standard" style:family="paragraph">
      <style:text-properties fo:font-weight="bold" style:font-weight-asian="bold"/>
    </style:style>
    <style:style style:name="P117" style:parent-style-name="Standard" style:family="paragraph">
      <style:text-properties fo:font-weight="bold" style:font-weight-asian="bold"/>
    </style:style>
    <style:style style:name="T118" style:parent-style-name="Absatz-Standardschriftart" style:family="text">
      <style:text-properties fo:font-weight="bold" style:font-weight-asian="bold"/>
    </style:style>
    <style:style style:name="T119" style:parent-style-name="Absatz-Standardschriftart" style:family="text">
      <style:text-properties fo:font-weight="bold" style:font-weight-asian="bold" fo:font-style="italic" style:font-style-asian="italic"/>
    </style:style>
    <style:style style:name="P120" style:parent-style-name="Standard" style:family="paragraph">
      <style:text-properties fo:font-weight="bold" style:font-weight-asian="bold"/>
    </style:style>
    <style:style style:name="P121" style:parent-style-name="Standard" style:family="paragraph">
      <style:text-properties fo:font-weight="bold" style:font-weight-asian="bold"/>
    </style:style>
    <style:style style:name="TableColumn123" style:family="table-column">
      <style:table-column-properties style:column-width="2.0972in"/>
    </style:style>
    <style:style style:name="TableColumn124" style:family="table-column">
      <style:table-column-properties style:column-width="2.0979in"/>
    </style:style>
    <style:style style:name="TableColumn125" style:family="table-column">
      <style:table-column-properties style:column-width="2.0979in"/>
    </style:style>
    <style:style style:name="Table122" style:family="table">
      <style:table-properties style:width="6.293in" fo:margin-left="0in" table:align="lef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text-align="center"/>
      <style:text-properties fo:font-weight="bold" style:font-weight-asian="bold"/>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text-align="center"/>
      <style:text-properties fo:font-weight="bold" style:font-weight-asian="bold"/>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text-align="center"/>
      <style:text-properties fo:font-weight="bold" style:font-weight-asian="bold"/>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text-align="center"/>
      <style:text-properties fo:font-weight="bold" style:font-weight-asian="bold"/>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text-align="center"/>
      <style:text-properties fo:font-weight="bold" style:font-weight-asian="bold"/>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center"/>
      <style:text-properties fo:font-weight="bold" style:font-weight-asian="bold"/>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text-align="center"/>
      <style:text-properties fo:font-weight="bold" style:font-weight-asian="bold"/>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text-align="center"/>
      <style:text-properties fo:font-weight="bold" style:font-weight-asian="bold"/>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center"/>
      <style:text-properties fo:font-weight="bold" style:font-weight-asian="bold"/>
    </style:style>
    <style:style style:name="P147" style:parent-style-name="Standard" style:family="paragraph">
      <style:text-properties fo:font-weight="bold" style:font-weight-asian="bold"/>
    </style:style>
    <style:style style:name="P148" style:parent-style-name="Standard" style:family="paragraph">
      <style:text-properties fo:font-weight="bold" style:font-weight-asian="bold"/>
    </style:style>
    <style:style style:name="P149" style:parent-style-name="Standard" style:family="paragraph">
      <style:text-properties fo:font-weight="bold" style:font-weight-asian="bold"/>
    </style:style>
    <style:style style:name="TableColumn151" style:family="table-column">
      <style:table-column-properties style:column-width="2.0972in"/>
    </style:style>
    <style:style style:name="TableColumn152" style:family="table-column">
      <style:table-column-properties style:column-width="2.0979in"/>
    </style:style>
    <style:style style:name="TableColumn153" style:family="table-column">
      <style:table-column-properties style:column-width="2.0979in"/>
    </style:style>
    <style:style style:name="Table150" style:family="table">
      <style:table-properties style:width="6.293in" fo:margin-left="0in" table:align="left"/>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center"/>
      <style:text-properties fo:font-weight="bold" style:font-weight-asian="bold"/>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center"/>
      <style:text-properties fo:font-weight="bold" style:font-weight-asian="bold"/>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text-align="center"/>
      <style:text-properties fo:font-weight="bold" style:font-weight-asian="bold"/>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text-align="center"/>
      <style:text-properties fo:font-weight="bold" style:font-weight-asian="bold"/>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center"/>
      <style:text-properties fo:font-weight="bold" style:font-weight-asian="bold"/>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center"/>
      <style:text-properties fo:font-weight="bold" style:font-weight-asian="bold"/>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style:text-properties fo:font-weight="bold" style:font-weight-asian="bold"/>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style:text-properties fo:font-weight="bold" style:font-weight-asian="bold"/>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style:text-properties fo:font-weight="bold" style:font-weight-asian="bold"/>
    </style:style>
    <style:style style:name="P175" style:parent-style-name="Standard" style:family="paragraph">
      <style:text-properties fo:font-weight="bold" style:font-weight-asian="bold"/>
    </style:style>
    <style:style style:name="P176" style:parent-style-name="Standard" style:family="paragraph">
      <style:text-properties fo:font-weight="bold" style:font-weight-asian="bold"/>
    </style:style>
    <style:style style:name="P177" style:parent-style-name="Standard" style:family="paragraph">
      <style:text-properties fo:font-weight="bold" style:font-weight-asian="bold"/>
    </style:style>
    <style:style style:name="P178" style:parent-style-name="Standard" style:family="paragraph">
      <style:text-properties fo:font-weight="bold" style:font-weight-asian="bold" style:text-underline-type="single" style:text-underline-style="solid" style:text-underline-width="auto" style:text-underline-mode="continuous"/>
    </style:style>
    <style:style style:name="T179" style:parent-style-name="Absatz-Standardschriftart" style:family="text">
      <style:text-properties fo:font-weight="bold" style:font-weight-asian="bold"/>
    </style:style>
  </office:automatic-styles>
  <office:body>
    <office:text text:use-soft-page-breaks="true">
      <text:p text:style-name="P1">Test Plan</text:p>
      <text:p text:style-name="P2"/>
      <text:p text:style-name="P3">Um hohe Codequalität zu gewährleisten sollen alle Codesegmente der Mosti-Software hinreichend getestet werden. Das Testen der Codesegmente wird in drei Bereiche aufgeteilt, diese wären der User-Acceptance-Test, der Funktionalitätstest und der Vollständigkeitstest.<text:s/></text:p>
      <text:p text:style-name="P4"/>
      <text:p text:style-name="P5">User-Acceptance-Test:</text:p>
      <text:p text:style-name="P6">Für den User-Acceptance-Test stehen uns mehrere Mitarbeiter der Mosterei Hemau zur Verfügung. Nach einer kurzen Einweisung, sollen sie die Funktionalitäten des Programms eigenständig ausführen. Ihre erlangten Eindrücke sollen anhand folgendem Template festgehalten werden.</text:p>
      <text:p text:style-name="P7"/>
      <text:p text:style-name="P8">1. Testnummer</text:p>
      <text:p text:style-name="P9">2. Datum</text:p>
      <text:p text:style-name="Standard"><text:span text:style-name="T10">3. Testmodule</text:span></text:p>
      <text:p text:style-name="P11">4. Bitte bewerten Sie<text:s/></text:p>
      <text:p text:style-name="P12"><text:tab/></text:p>
      <table:table table:style-name="Table13">
        <table:table-columns>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P22"/>
          </table:table-cell>
          <table:table-cell table:style-name="TableCell23">
            <text:p text:style-name="P24">Sehr gut</text:p>
          </table:table-cell>
          <table:table-cell table:style-name="TableCell25">
            <text:p text:style-name="P26">Gut</text:p>
          </table:table-cell>
          <table:table-cell table:style-name="TableCell27">
            <text:p text:style-name="P28">Mittel</text:p>
          </table:table-cell>
          <table:table-cell table:style-name="TableCell29">
            <text:p text:style-name="P30">Schlecht</text:p>
          </table:table-cell>
          <table:table-cell table:style-name="TableCell31">
            <text:p text:style-name="P32">Sehr schlecht</text:p>
          </table:table-cell>
        </table:table-row>
        <table:table-row table:style-name="TableRow33">
          <table:table-cell table:style-name="TableCell34">
            <text:p text:style-name="P35">Übersichtlichkeit</text:p>
          </table:table-cell>
          <table:table-cell table:style-name="TableCell36">
            <text:p text:style-name="P37"/>
          </table:table-cell>
          <table:table-cell table:style-name="TableCell38">
            <text:p text:style-name="P39"/>
          </table:table-cell>
          <table:table-cell table:style-name="TableCell40">
            <text:p text:style-name="P41"/>
          </table:table-cell>
          <table:table-cell table:style-name="TableCell42">
            <text:p text:style-name="P43"/>
          </table:table-cell>
          <table:table-cell table:style-name="TableCell44">
            <text:p text:style-name="P45"/>
          </table:table-cell>
        </table:table-row>
        <table:table-row table:style-name="TableRow46">
          <table:table-cell table:style-name="TableCell47">
            <text:p text:style-name="P48">Ist das Programm selbsterklärend</text:p>
          </table:table-cell>
          <table:table-cell table:style-name="TableCell49">
            <text:p text:style-name="P50"/>
          </table:table-cell>
          <table:table-cell table:style-name="TableCell51">
            <text:p text:style-name="P52"/>
          </table:table-cell>
          <table:table-cell table:style-name="TableCell53">
            <text:p text:style-name="P54"/>
          </table:table-cell>
          <table:table-cell table:style-name="TableCell55">
            <text:p text:style-name="P56"/>
          </table:table-cell>
          <table:table-cell table:style-name="TableCell57">
            <text:p text:style-name="P58"/>
          </table:table-cell>
        </table:table-row>
        <table:table-row table:style-name="TableRow59">
          <table:table-cell table:style-name="TableCell60">
            <text:p text:style-name="P61">Lesbarkeit</text:p>
          </table:table-cell>
          <table:table-cell table:style-name="TableCell62">
            <text:p text:style-name="P63"/>
          </table:table-cell>
          <table:table-cell table:style-name="TableCell64">
            <text:p text:style-name="P65"/>
          </table:table-cell>
          <table:table-cell table:style-name="TableCell66">
            <text:p text:style-name="P67"/>
          </table:table-cell>
          <table:table-cell table:style-name="TableCell68">
            <text:p text:style-name="P69"/>
          </table:table-cell>
          <table:table-cell table:style-name="TableCell70">
            <text:p text:style-name="P71"/>
          </table:table-cell>
        </table:table-row>
        <table:table-row table:style-name="TableRow72">
          <table:table-cell table:style-name="TableCell73">
            <text:p text:style-name="P74">Leistung</text:p>
          </table:table-cell>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cell table:style-name="TableCell83">
            <text:p text:style-name="P84"/>
          </table:table-cell>
        </table:table-row>
      </table:table>
      <text:p text:style-name="P85"/>
      <text:p text:style-name="P86">5. Welche Features fehlen ihnen bei diesem Programm?</text:p>
      <text:p text:style-name="P87">6. Welche Funktionalitäten halten sie für überflüssig?</text:p>
      <text:p text:style-name="P88">7. Weitere Anmerkungen</text:p>
      <text:p text:style-name="P89">8. (optional bei fertiger Software) Würden Sie das Programm so nutzen/weiter empfehlen?</text:p>
      <text:p text:style-name="P90"/>
      <text:p text:style-name="P91">Das Template orientiert sich an der Anforderungsspezifikation der nichtfunktionalen Anforderungen (vor allem Bedienbarkeit und Leistung). Die User-Acceptance-Tests sollen regelmäßig, bei Abschluss eines Arbeitspaketes, durchgeführt werden.</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Funktionalitätstest:</text:p>
      <text:p text:style-name="P114">Die Funktionalitätstests werden immer in einer Gruppe von mindestens zwei Personen aus dem Team durchgeführt (zuständiger Programmierer und unabhängiger Tester). Der Test wird nach der Implementierung der Funktionalität erstellt und zeitnah ausgeführt. Getestet werden fertige Programmsegmente auf ihre richtige Funktionalität. Die entsprechenden Tests müssen deshalb so aufgebaut sein, dass die Mosti-Software gezwungen wird verschiedene Szenarien durchzuspielen und auf verschiedene Eingaben richtig zu reagieren. Dazu nutzen wir folgendes Template.</text:p>
      <text:p text:style-name="P115"/>
      <text:p text:style-name="P116">1. Testnummer</text:p>
      <text:p text:style-name="P117">2. Datum</text:p>
      <text:p text:style-name="Standard"><text:span text:style-name="T118">3.<text:s/></text:span><text:span text:style-name="T119">Was wird gerade getestet?</text:span></text:p>
      <text:p text:style-name="P120">4. Liste der getesteten Problemfälle</text:p>
      <text:p text:style-name="P121"/>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p text:style-name="P128">Testfall</text:p>
          </table:table-cell>
          <table:table-cell table:style-name="TableCell129">
            <text:p text:style-name="P130">Geklappt/nicht geklappt</text:p>
          </table:table-cell>
          <table:table-cell table:style-name="TableCell131">
            <text:p text:style-name="P132">Anmerkungen</text:p>
          </table:table-cell>
        </table:table-row>
        <table:table-row table:style-name="TableRow133">
          <table:table-cell table:style-name="TableCell134">
            <text:p text:style-name="P135">Exception1/Problemfall1</text:p>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Exception2/Problemfall2</text:p>
          </table:table-cell>
          <table:table-cell table:style-name="TableCell143">
            <text:p text:style-name="P144"/>
          </table:table-cell>
          <table:table-cell table:style-name="TableCell145">
            <text:p text:style-name="P146"/>
          </table:table-cell>
        </table:table-row>
      </table:table>
      <text:p text:style-name="P147"/>
      <text:p text:style-name="P148">5. Überprüfung der nichtfunktionalen Anforderungen</text:p>
      <text:p text:style-name="P149"/>
      <table:table table:style-name="Table150">
        <table:table-columns>
          <table:table-column table:style-name="TableColumn151"/>
          <table:table-column table:style-name="TableColumn152"/>
          <table:table-column table:style-name="TableColumn153"/>
        </table:table-columns>
        <table:table-row table:style-name="TableRow154">
          <table:table-cell table:style-name="TableCell155">
            <text:p text:style-name="P156">Testfall</text:p>
          </table:table-cell>
          <table:table-cell table:style-name="TableCell157">
            <text:p text:style-name="P158">Geklappt/nicht geklappt</text:p>
          </table:table-cell>
          <table:table-cell table:style-name="TableCell159">
            <text:p text:style-name="P160">Anmerkungen</text:p>
          </table:table-cell>
        </table:table-row>
        <table:table-row table:style-name="TableRow161">
          <table:table-cell table:style-name="TableCell162">
            <text:p text:style-name="P163">z.B. Bedienungsanforderung1</text:p>
          </table:table-cell>
          <table:table-cell table:style-name="TableCell164">
            <text:p text:style-name="P165"/>
          </table:table-cell>
          <table:table-cell table:style-name="TableCell166">
            <text:p text:style-name="P167"/>
          </table:table-cell>
        </table:table-row>
        <table:table-row table:style-name="TableRow168">
          <table:table-cell table:style-name="TableCell169">
            <text:p text:style-name="P170">z.B. Leistungsanforderung3</text:p>
          </table:table-cell>
          <table:table-cell table:style-name="TableCell171">
            <text:p text:style-name="P172"/>
          </table:table-cell>
          <table:table-cell table:style-name="TableCell173">
            <text:p text:style-name="P174"/>
          </table:table-cell>
        </table:table-row>
      </table:table>
      <text:p text:style-name="P175"/>
      <text:p text:style-name="P176">Durch die Dokumentation der getesteten Problemfälle, soll eine breite Fehlerabdeckung gesichert werden.</text:p>
      <text:p text:style-name="P177"/>
      <text:p text:style-name="P178">Vollständigkeitstest:</text:p>
      <text:p text:style-name="Standard"><text:span text:style-name="T179">Der Vollständigkeitstest wird mithilfe des Eclipse-Tools EclEmma durchgeführt. Hierbei wird das Testprogramm auf Vollständigkeit geprüft. (Das Ziel des Vollständigkeitstests ist eine Code-Coverage von mehr als 90%) Abhängig von den im Vollständigkeitstest erhaltenen Ergebnissen, müssen eventuell Funktionalitätstests erneut durchgeführt werden. Die fehlenden Problemfälle werden im Vollständigkeitstest dokumentiert und an den Tester des entsprechenden Funktionalitätstests weitergegeben. Der laft eigentlich zam mit dem Funkitest.</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mi</meta:initial-creator>
    <dc:creator>Irmi</dc:creator>
    <meta:creation-date>2016-04-11T09:52:00Z</meta:creation-date>
    <dc:date>2016-05-08T14:58:00Z</dc:date>
    <meta:template xlink:href="Normal.dotm" xlink:type="simple"/>
    <meta:editing-cycles>5</meta:editing-cycles>
    <meta:editing-duration>PT0S</meta:editing-duration>
    <meta:document-statistic meta:page-count="2" meta:paragraph-count="5" meta:word-count="389" meta:character-count="2839" meta:row-count="20" meta:non-whitespace-character-count="2455"/>
  </office:meta>
</office:document-meta>
</file>